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deBootstrap.clean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deBootstrap.getExtensionM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Bootstrap.init( InstallationContext install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Bootstrap.onUninst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deBootstrap.onInst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